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justify"/>
      <style:text-properties style:font-name="Times New Roman" style:font-name-complex="Times New Roman" fo:font-weight="bold" style:font-weight-asian="bold" style:font-weight-complex="bold"/>
    </style:style>
    <style:style style:name="P2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3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4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5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6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7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8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9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0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1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2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3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4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5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6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7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8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9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20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21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22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23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24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25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26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27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28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29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30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31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32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33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34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35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36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37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38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39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40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41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42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43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44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45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46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47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48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49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50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51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52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53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54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55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56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57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58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59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60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61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62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63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64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65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66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67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68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69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70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71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72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73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74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75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76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77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78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79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80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81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82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83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84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85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86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87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88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89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90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91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92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93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94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95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96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97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98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99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00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01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02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03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04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05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06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07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08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09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10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11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12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13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14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15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16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17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18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19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20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21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22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23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24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25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26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27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28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29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30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31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32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33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34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35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36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37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38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39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40" style:parent-style-name="Normal" style:master-page-name="MP1" style:family="paragraph">
      <style:paragraph-properties fo:break-before="page" fo:text-align="justify"/>
      <style:text-properties style:font-name="Times New Roman" style:font-name-complex="Times New Roman" fo:font-size="11pt" style:font-size-asian="11pt" style:font-size-complex="11pt"/>
    </style:style>
    <style:style style:name="P141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42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43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44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45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46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47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48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49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50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51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52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53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54" style:parent-style-name="Normal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</office:automatic-styles>
  <office:body>
    <office:text text:use-soft-page-breaks="true">
      <text:p text:style-name="P1">Source Code</text:p>
      <text:p text:style-name="P2">import cv2</text:p>
      <text:p text:style-name="P3">import numpy as np</text:p>
      <text:p text:style-name="P4">import time</text:p>
      <text:p text:style-name="P5">import yagmail</text:p>
      <text:p text:style-name="P6">import playsound</text:p>
      <text:p text:style-name="P7">import serial</text:p>
      <text:p text:style-name="P8">import sys</text:p>
      <text:p text:style-name="P9"/>
      <text:p text:style-name="P10">arduino = serial.Serial('COM9', 9600, timeout=.1)</text:p>
      <text:p text:style-name="P11"/>
      <text:p text:style-name="P12"># Load Yolo Object Data</text:p>
      <text:p text:style-name="P13">net = cv2.dnn.readNetFromDarknet("yolov8.cfg", "yolov8.weights")</text:p>
      <text:p text:style-name="P14">#save all the names in file o the list classes</text:p>
      <text:p text:style-name="P15">classes = []</text:p>
      <text:p text:style-name="P16">with open("coco.names", "r") as f:</text:p>
      <text:p text:style-name="P17"><text:s text:c="4"/>classes = [line.strip() for line in f.readlines()]</text:p>
      <text:p text:style-name="P18">#get layers of the network</text:p>
      <text:p text:style-name="P19">layer_names = net.getLayerNames()</text:p>
      <text:p text:style-name="P20">#Determine the output layer names from the YOLO model<text:s/></text:p>
      <text:p text:style-name="P21">output_layers = [layer_names[i[0] - 1] for i in net.getUnconnectedOutLayers()]</text:p>
      <text:p text:style-name="P22">print("Input Video...")</text:p>
      <text:p text:style-name="P23"/>
      <text:p text:style-name="P24">video_capture = cv2.VideoCapture(0)</text:p>
      <text:p text:style-name="P25"/>
      <text:p text:style-name="P26">def mail_send():</text:p>
      <text:p text:style-name="P27"><text:s text:c="4"/>mail = ''; <text:s text:c="3"/></text:p>
      <text:p text:style-name="P28"><text:s text:c="4"/>password = '';</text:p>
      <text:p text:style-name="P29"><text:s text:c="4"/># list of email_id to send the mail<text:s/></text:p>
      <text:p text:style-name="P30"><text:s text:c="4"/>li = ["@gmail.com", "@gmail.com"]</text:p>
      <text:p text:style-name="P31"><text:s text:c="4"/>body = "Animal or Bird Detected...!"</text:p>
      <text:soft-page-break/>
      <text:p text:style-name="P32"><text:s text:c="4"/>filename = "output.jpg"</text:p>
      <text:p text:style-name="P33"/>
      <text:p text:style-name="P34"><text:s text:c="4"/>yag = yagmail.SMTP(mail, password)</text:p>
      <text:p text:style-name="P35"/>
      <text:p text:style-name="P36"><text:s text:c="4"/>for dest in li:</text:p>
      <text:p text:style-name="P37"><text:s text:c="8"/>yag.send(</text:p>
      <text:p text:style-name="P38"><text:s text:c="12"/>to=dest,</text:p>
      <text:p text:style-name="P39"><text:s text:c="12"/>subject="Alert...! Bird/Animal Detected..",</text:p>
      <text:p text:style-name="P40"><text:s text:c="12"/>contents=body,</text:p>
      <text:p text:style-name="P41"><text:s text:c="12"/>attachments=filename,</text:p>
      <text:p text:style-name="P42"><text:s text:c="8"/>)</text:p>
      <text:p text:style-name="P43"><text:s text:c="4"/>print("Mail sent to all...!")</text:p>
      <text:p text:style-name="P44"><text:s text:c="4"/>time.sleep(1)</text:p>
      <text:p text:style-name="P45"/>
      <text:p text:style-name="P46"/>
      <text:p text:style-name="P47">while True:</text:p>
      <text:p text:style-name="P48"><text:s text:c="4"/># Capture frame-by-frame</text:p>
      <text:p text:style-name="P49"><text:s text:c="4"/>re,img = video_capture.read()</text:p>
      <text:p text:style-name="P50"><text:s text:c="4"/>img = cv2.resize(img, None, fx=0.4, fy=0.4)</text:p>
      <text:p text:style-name="P51"><text:s text:c="4"/>height, width, channels = img.shape</text:p>
      <text:p text:style-name="P52"/>
      <text:p text:style-name="P53"><text:s text:c="4"/># USing blob function of opencv to preprocess image</text:p>
      <text:p text:style-name="P54"><text:s text:c="4"/>blob = cv2.dnn.blobFromImage(img, 1 / 255.0, (416, 416),</text:p>
      <text:p text:style-name="P55"><text:s text:c="4"/>swapRB=True, crop=False)</text:p>
      <text:p text:style-name="P56"><text:s text:c="4"/>#Detecting objects</text:p>
      <text:p text:style-name="P57"><text:s text:c="4"/>net.setInput(blob)</text:p>
      <text:p text:style-name="P58"><text:s text:c="4"/>outs = net.forward(output_layers)</text:p>
      <text:p text:style-name="P59"/>
      <text:p text:style-name="P60"><text:s text:c="4"/># Showing informations on the screen</text:p>
      <text:p text:style-name="P61"><text:s text:c="4"/>class_ids = []</text:p>
      <text:p text:style-name="P62"><text:s text:c="4"/>confidences = []</text:p>
      <text:soft-page-break/>
      <text:p text:style-name="P63"><text:s text:c="4"/>boxes = []</text:p>
      <text:p text:style-name="P64"><text:s text:c="4"/>for out in outs:</text:p>
      <text:p text:style-name="P65"><text:s text:c="8"/>for detection in out:</text:p>
      <text:p text:style-name="P66"><text:s text:c="12"/>scores = detection[5:]</text:p>
      <text:p text:style-name="P67"><text:s text:c="12"/>class_id = np.argmax(scores)</text:p>
      <text:p text:style-name="P68"><text:s text:c="12"/>confidence = scores[class_id]</text:p>
      <text:p text:style-name="P69"><text:s text:c="12"/>if confidence &gt; 0.5:</text:p>
      <text:p text:style-name="P70"><text:s text:c="16"/># Object detected</text:p>
      <text:p text:style-name="P71"><text:s text:c="16"/>center_x = int(detection[0] * width)</text:p>
      <text:p text:style-name="P72"><text:s text:c="16"/>center_y = int(detection[1] * height)</text:p>
      <text:p text:style-name="P73"><text:s text:c="16"/>w = int(detection[2] * width)</text:p>
      <text:p text:style-name="P74"><text:s text:c="16"/>h = int(detection[3] * height)</text:p>
      <text:p text:style-name="P75"/>
      <text:p text:style-name="P76"><text:s text:c="16"/># Rectangle coordinates</text:p>
      <text:p text:style-name="P77"><text:s text:c="16"/>x = int(center_x - w / 2)</text:p>
      <text:p text:style-name="P78"><text:s text:c="16"/>y = int(center_y - h / 2)</text:p>
      <text:p text:style-name="P79"/>
      <text:p text:style-name="P80"><text:s text:c="16"/>boxes.append([x, y, w, h])</text:p>
      <text:p text:style-name="P81"><text:s text:c="16"/>confidences.append(float(confidence))</text:p>
      <text:p text:style-name="P82"><text:s text:c="16"/>class_ids.append(class_id)</text:p>
      <text:p text:style-name="P83"><text:s text:c="4"/></text:p>
      <text:p text:style-name="P84"><text:s text:c="4"/>#We use NMS function in opencv to perform Non-maximum Suppression</text:p>
      <text:p text:style-name="P85"><text:s text:c="4"/>#we give it score threshold and nms threshold as arguments.</text:p>
      <text:p text:style-name="P86"><text:s text:c="4"/>indexes = cv2.dnn.NMSBoxes(boxes, confidences, 0.5, 0.4)</text:p>
      <text:p text:style-name="P87"><text:s text:c="4"/>font = cv2.FONT_HERSHEY_PLAIN</text:p>
      <text:p text:style-name="P88"><text:s text:c="4"/>colors = np.random.uniform(0, 255, size=(len(classes), 3))</text:p>
      <text:p text:style-name="P89"><text:s text:c="4"/>for i in range(len(boxes)):</text:p>
      <text:p text:style-name="P90"><text:s text:c="8"/>if i in indexes:</text:p>
      <text:p text:style-name="P91"><text:s text:c="12"/>x, y, w, h = boxes[i]</text:p>
      <text:p text:style-name="P92"><text:s text:c="12"/>label = str(classes[class_ids[i]])</text:p>
      <text:p text:style-name="P93"><text:s text:c="12"/>if label == "bird":</text:p>
      <text:soft-page-break/>
      <text:p text:style-name="P94"><text:s text:c="16"/>print('Bird Detected..!')</text:p>
      <text:p text:style-name="P95"><text:s text:c="16"/>color = colors[class_ids[i]]</text:p>
      <text:p text:style-name="P96"><text:s text:c="16"/>cv2.rectangle(img, (x, y), (x + w, y + h), color, 1)</text:p>
      <text:p text:style-name="P97"><text:s text:c="16"/>cv2.putText(img, label, (x, y + 30), font, 1.5, color, 1)</text:p>
      <text:p text:style-name="P98"><text:s text:c="16"/>time.sleep(0.5)</text:p>
      <text:p text:style-name="P99"><text:s text:c="16"/>arduino.write(b'1\r\n')</text:p>
      <text:p text:style-name="P100"><text:s text:c="16"/>time.sleep(0.5)</text:p>
      <text:p text:style-name="P101"><text:s text:c="16"/>cv2.imwrite('output.jpg', img)</text:p>
      <text:p text:style-name="P102"><text:s text:c="16"/>mail_send()</text:p>
      <text:p text:style-name="P103"><text:s text:c="12"/>elif label == "cow":</text:p>
      <text:p text:style-name="P104"><text:s text:c="16"/>print('Cow Detected..!')</text:p>
      <text:p text:style-name="P105"><text:s text:c="16"/>color = colors[class_ids[i]]</text:p>
      <text:p text:style-name="P106"><text:s text:c="16"/>cv2.rectangle(img, (x, y), (x + w, y + h), color, 1)</text:p>
      <text:p text:style-name="P107"><text:s text:c="16"/>cv2.putText(img, label, (x, y + 30), font, 1.5, color, 1)</text:p>
      <text:p text:style-name="P108"><text:s text:c="16"/>time.sleep(0.5)</text:p>
      <text:p text:style-name="P109"><text:s text:c="16"/>arduino.write(b'2\r\n')</text:p>
      <text:p text:style-name="P110"><text:s text:c="16"/>time.sleep(0.5)</text:p>
      <text:p text:style-name="P111"><text:s text:c="16"/>cv2.imwrite('output.jpg', img)</text:p>
      <text:p text:style-name="P112"><text:s text:c="16"/>mail_send()</text:p>
      <text:p text:style-name="P113"><text:s text:c="12"/>elif label == "sheep":</text:p>
      <text:p text:style-name="P114"><text:s text:c="16"/>print('Sheep Detected..!')</text:p>
      <text:p text:style-name="P115"><text:s text:c="16"/>color = colors[class_ids[i]]</text:p>
      <text:p text:style-name="P116"><text:s text:c="16"/>cv2.rectangle(img, (x, y), (x + w, y + h), color, 1)</text:p>
      <text:p text:style-name="P117"><text:s text:c="16"/>cv2.putText(img, label, (x, y + 30), font, 1.5, color, 1)</text:p>
      <text:p text:style-name="P118"><text:s text:c="16"/>time.sleep(0.5)</text:p>
      <text:p text:style-name="P119"><text:s text:c="16"/>arduino.write(b'3\r\n')</text:p>
      <text:p text:style-name="P120"><text:s text:c="16"/>time.sleep(0.5)</text:p>
      <text:p text:style-name="P121"><text:s text:c="16"/>cv2.imwrite('output.jpg', img)</text:p>
      <text:p text:style-name="P122"><text:s text:c="16"/>mail_send()</text:p>
      <text:p text:style-name="P123"><text:s text:c="12"/>elif label == "elephant":</text:p>
      <text:p text:style-name="P124"><text:s text:c="16"/>print('Elephant Detected..!')</text:p>
      <text:soft-page-break/>
      <text:p text:style-name="P125"><text:s text:c="16"/>color = colors[class_ids[i]]</text:p>
      <text:p text:style-name="P126"><text:s text:c="16"/>cv2.rectangle(img, (x, y), (x + w, y + h), color, 1)</text:p>
      <text:p text:style-name="P127"><text:s text:c="16"/>cv2.putText(img, label, (x, y + 30), font, 1.5, color, 1)</text:p>
      <text:p text:style-name="P128"><text:s text:c="16"/>time.sleep(0.5)</text:p>
      <text:p text:style-name="P129"><text:s text:c="16"/>arduino.write(b'4\r\n')</text:p>
      <text:p text:style-name="P130"><text:s text:c="16"/>time.sleep(0.5)</text:p>
      <text:p text:style-name="P131"><text:s text:c="16"/>cv2.imwrite('output.jpg', img)</text:p>
      <text:p text:style-name="P132"><text:s text:c="16"/>mail_send()</text:p>
      <text:p text:style-name="P133"><text:s text:c="12"/>elif label == "bear":</text:p>
      <text:p text:style-name="P134"><text:s text:c="16"/>print('Bear Detected..!')</text:p>
      <text:p text:style-name="P135"><text:s text:c="16"/>color = colors[class_ids[i]]</text:p>
      <text:p text:style-name="P136"><text:s text:c="16"/>cv2.rectangle(img, (x, y), (x + w, y + h), color, 1)</text:p>
      <text:p text:style-name="P137"><text:s text:c="16"/>cv2.putText(img, label, (x, y + 30), font, 1.5, color, 1)</text:p>
      <text:p text:style-name="P138"><text:s text:c="16"/>time.sleep(0.5)</text:p>
      <text:p text:style-name="P139"><text:s text:c="16"/>arduino.write(b'5\r\n')</text:p>
      <text:soft-page-break/>
      <text:p text:style-name="P140"><text:s text:c="16"/>time.sleep(0.5)</text:p>
      <text:p text:style-name="P141"><text:s text:c="16"/>cv2.imwrite('output.jpg', img)</text:p>
      <text:p text:style-name="P142"><text:s text:c="16"/>mail_send()</text:p>
      <text:p text:style-name="P143"><text:s text:c="12"/>else</text:p>
      <text:p text:style-name="P144"><text:s text:c="16"/>print('No Animal...!')</text:p>
      <text:p text:style-name="P145"><text:s text:c="16"/>time.sleep(0.5)</text:p>
      <text:p text:style-name="P146"><text:s text:c="16"/>arduino.write(b'0\r\n')</text:p>
      <text:p text:style-name="P147"><text:s text:c="16"/>time.sleep(0.5)</text:p>
      <text:p text:style-name="P148"><text:s text:c="16"/></text:p>
      <text:p text:style-name="P149"/>
      <text:p text:style-name="P150"><text:s text:c="4"/>cv2.imshow("Image",cv2.resize(img, (800,600)))</text:p>
      <text:p text:style-name="P151"><text:s text:c="4"/>if cv2.waitKey(1) &amp; 0xFF == ord('q'):</text:p>
      <text:p text:style-name="P152"><text:s text:c="8"/>break</text:p>
      <text:p text:style-name="P153">video_capture.release()</text:p>
      <text:p text:style-name="P154">cv2.destroyAllWindows()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enkatesan K</meta:initial-creator>
    <dc:creator>Venkatesan K</dc:creator>
    <meta:creation-date>2025-03-12T09:14:00Z</meta:creation-date>
    <dc:date>2025-03-12T09:15:00Z</dc:date>
    <meta:template xlink:href="Normal" xlink:type="simple"/>
    <meta:editing-cycles>1</meta:editing-cycles>
    <meta:editing-duration>PT60S</meta:editing-duration>
    <meta:document-statistic meta:page-count="6" meta:paragraph-count="10" meta:word-count="795" meta:character-count="5317" meta:row-count="37" meta:non-whitespace-character-count="4532"/>
  </office:meta>
</office:document-meta>
</file>